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표준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margin-bottom="0.1111in" fo:line-height="107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임재준(dlawowns382@hunesion.com)</meta:initial-creator>
    <dc:creator>임재준(dlawowns382@hunesion.com)</dc:creator>
    <meta:creation-date>2023-09-13T08:31:00Z</meta:creation-date>
    <dc:date>2023-09-13T08:31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